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fo:color="#8000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441349532" text:style-name="L1">
        <text:list-item>
          <text:p text:style-name="P1">Conception d' un méta-modèle </text:p>
          <text:list>
            <text:list-item>
              <text:p text:style-name="P1">conception du méta-modèle en Ecore (??MOF)</text:p>
            </text:list-item>
            <text:list-item>
              <text:p text:style-name="P1">propriété Méta-modèle doit être extensible </text:p>
            </text:list-item>
            <text:list-item>
              <text:p text:style-name="P1">rechercher des méta-modèles de HTML 4</text:p>
            </text:list-item>
            <text:list-item>
              <text:p text:style-name="P1">Intégrer les éléments de mise en forme : CSS ? (michel Meynard dissocie la structuration de la mise en forme ? )</text:p>
            </text:list-item>
            <text:list-item>
              <text:p text:style-name="P1"><text:span text:style-name="T1">regarder les outils de modélisation (éditeur de modèle)</text:span> </text:p>
            </text:list-item>
          </text:list>
        </text:list-item>
      </text:list>
      <text:p text:style-name="Standard"><text:tab/><text:tab/></text:p>
      <text:p text:style-name="Standard"/>
      <text:list xml:id="list1160854485" text:continue-numbering="true" text:style-name="L1">
        <text:list-item>
          <text:p text:style-name="P1">Outil réalisation du méta-modèle </text:p>
          <text:list>
            <text:list-item>
              <text:p text:style-name="P1">Framework EMF : une implémentation pour être compatible C++</text:p>
            </text:list-item>
            <text:list-item>
              <text:p text:style-name="P1">plug in eclipse pour C++</text:p>
            </text:list-item>
          </text:list>
        </text:list-item>
      </text:list>
      <text:p text:style-name="Standard"/>
      <text:p text:style-name="Standard"/>
      <text:p text:style-name="Standard"/>
      <text:p text:style-name="Standard">Processus Yoann : </text:p>
      <text:p text:style-name="Standard"/>
      <text:p text:style-name="Standard">Depuis un Plug-in du navigateur envoie au module de calcule</text:p>
      <text:p text:style-name="Standard"/>
      <text:p text:style-name="Standard">Module de calcule :</text:p>
      <text:p text:style-name="Standard"><text:tab/>En entrée : DOM</text:p>
      <text:p text:style-name="Standard"><text:tab/></text:p>
      <text:p text:style-name="Standard"><text:tab/>Pour chaque « élément » </text:p>
      <text:p text:style-name="Standard"><text:tab/>(moi création modèle de la page : applique calcule de contrainte sur les éléments définit dans le méta-modèle)</text:p>
      <text:p text:style-name="Standard"><text:tab/><text:tab/>Calcule de contraste : </text:p>
      <text:p text:style-name="Standard"><text:tab/><text:tab/><text:tab/>il existe différent type de contraste (= mesure de différence entre deux élément, contraste peut être objectif et subjectif ?) : teinte(couleur), taille police, etc.</text:p>
      <text:p text:style-name="Standard"><text:tab/><text:tab/></text:p>
      <text:p text:style-name="Standard"><text:tab/>Sortie : DOM modifié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us </meta:initial-creator>
    <meta:creation-date>2014-03-18T10:10:34</meta:creation-date>
    <dc:date>2014-03-18T18:51:56</dc:date>
    <dc:creator>Asus </dc:creator>
    <meta:editing-duration>PT8H34M51S</meta:editing-duration>
    <meta:editing-cycles>16</meta:editing-cycles>
    <meta:generator>LibreOffice/3.5$Linux_x86 LibreOffice_project/350m1$Build-2</meta:generator>
    <meta:document-statistic meta:table-count="0" meta:image-count="0" meta:object-count="0" meta:page-count="1" meta:paragraph-count="21" meta:word-count="155" meta:character-count="911" meta:non-whitespace-character-count="762"/>
  </office:meta>
</office:document-meta>
</file>